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c2ffe" officeooo:paragraph-rsid="001c2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 is my intention to continue my studies in Computer Science with the development of an object oriented with goal directed evaluation programming language. <text:s/>This language is inspired by the Unicon programming language created by Dr. Clinton Jeffery, et al. <text:s/>The language is going to designed to use a smaller set of operators, a revised data storage structure, and a consistent set of string scanning and pattern matching primitive functions. <text:s/>The goal is to make the language more uniform lexically and semantically, quicker to run, and easier to progra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ohn Goettsche</meta:initial-creator>
    <meta:creation-date>2020-06-18T19:10:11.012000000</meta:creation-date>
    <dc:date>2020-06-18T19:18:41.723000000</dc:date>
    <dc:creator>John Goettsche</dc:creator>
    <meta:editing-duration>PT8M34S</meta:editing-duration>
    <meta:editing-cycles>1</meta:editing-cycles>
    <meta:document-statistic meta:table-count="0" meta:image-count="0" meta:object-count="0" meta:page-count="1" meta:paragraph-count="1" meta:word-count="89" meta:character-count="557" meta:non-whitespace-character-count="466"/>
    <meta:generator>LibreOffice/6.3.2.2$Windows_X86_64 LibreOffice_project/98b30e735bda24bc04ab42594c85f7fd8be07b9c</meta:generator>
  </office:meta>
</office:document-meta>
</file>